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erleft" style:master-page-name="MP0" style:family="paragraph">
      <style:paragraph-properties fo:break-before="page"/>
    </style:style>
    <style:style style:name="P14" style:parent-style-name="Footer" style:family="paragraph">
      <style:paragraph-properties fo:text-align="end"/>
    </style:style>
    <style:style style:name="T15" style:parent-style-name="DefaultParagraphFont" style:family="text">
      <style:text-properties style:font-name="Arial"/>
    </style:style>
    <style:style style:name="T16" style:parent-style-name="DefaultParagraphFont" style:family="text">
      <style:text-properties style:font-name="Arial"/>
    </style:style>
    <style:style style:name="T17" style:parent-style-name="DefaultParagraphFont" style:family="text">
      <style:text-properties style:font-name="Arial"/>
    </style:style>
    <style:style style:name="T18" style:parent-style-name="DefaultParagraphFont" style:family="text">
      <style:text-properties style:font-name="Arial"/>
    </style:style>
    <style:style style:name="P19" style:parent-style-name="Title" style:family="paragraph">
      <style:text-properties style:font-name="Arial"/>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OC1" style:family="paragraph">
      <style:paragraph-properties>
        <style:tab-stops>
          <style:tab-stop style:type="right" style:leader-style="dotted" style:leader-text="." style:position="6.6861in"/>
        </style:tab-stops>
      </style:paragraph-properties>
    </style:style>
    <style:style style:name="P23" style:parent-style-name="TOC1" style:family="paragraph">
      <style:paragraph-properties>
        <style:tab-stops>
          <style:tab-stop style:type="right" style:leader-style="dotted" style:leader-text="." style:position="6.6861in"/>
        </style:tab-stops>
      </style:paragraph-properties>
    </style:style>
    <style:style style:name="P24" style:parent-style-name="TOC1" style:family="paragraph">
      <style:paragraph-properties>
        <style:tab-stops>
          <style:tab-stop style:type="right" style:leader-style="dotted" style:leader-text="." style:position="6.6861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2" style:family="paragraph">
      <style:paragraph-properties>
        <style:tab-stops>
          <style:tab-stop style:type="right" style:leader-style="dotted" style:leader-text="." style:position="6.5194in"/>
        </style:tab-stops>
      </style:paragraph-properties>
    </style:style>
    <style:style style:name="P27" style:parent-style-name="TOC2" style:family="paragraph">
      <style:paragraph-properties>
        <style:tab-stops>
          <style:tab-stop style:type="right" style:leader-style="dotted" style:leader-text="." style:position="6.5194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2" style:family="paragraph">
      <style:paragraph-properties>
        <style:tab-stops>
          <style:tab-stop style:type="right" style:leader-style="dotted" style:leader-text="." style:position="6.5194in"/>
        </style:tab-stops>
      </style:paragraph-properties>
    </style:style>
    <style:style style:name="P31" style:parent-style-name="TOC2" style:family="paragraph">
      <style:paragraph-properties>
        <style:tab-stops>
          <style:tab-stop style:type="right" style:leader-style="dotted" style:leader-text="." style:position="6.5194in"/>
        </style:tab-stops>
      </style:paragraph-properties>
    </style:style>
    <style:style style:name="P32" style:parent-style-name="TOC2" style:family="paragraph">
      <style:paragraph-properties>
        <style:tab-stops>
          <style:tab-stop style:type="right" style:leader-style="dotted" style:leader-text="." style:position="6.5194in"/>
        </style:tab-stops>
      </style:paragraph-properties>
    </style:style>
    <style:style style:name="P33" style:parent-style-name="Heading1" style:family="paragraph">
      <style:paragraph-properties fo:break-before="page"/>
    </style:style>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NormalWeb" style:family="paragraph">
      <style:paragraph-properties fo:margin-top="0in" fo:margin-bottom="0.0972in"/>
    </style:style>
    <style:style style:name="T42" style:parent-style-name="DefaultParagraphFont" style:family="text">
      <style:text-properties style:font-name="Arial" style:font-name-complex="Arial" fo:color="#000000" fo:font-size="10.5pt" style:font-size-asian="10.5pt" style:font-size-complex="10.5pt"/>
    </style:style>
  </office:automatic-styles>
  <office:body>
    <office:text text:use-soft-page-breaks="true">
      <text:p text:style-name="P1"/>
      <text:p text:style-name="P14"><text:span text:style-name="T15">Seite<text:s/></text:span><text:span text:style-name="T16"><text:page-number text:fixed="false">1</text:page-number></text:span><text:span text:style-name="T17"><text:s/>von<text:s/></text:span><text:span text:style-name="T18"><text:page-count>5</text:page-count></text:span></text:p>
      <text:p text:style-name="P19">Bildverwaltung<text:line-break/>Bewertungssystem</text:p>
      <text:p text:style-name="P20"/>
      <text:p text:style-name="P21">Enhancement Specification</text:p>
      <text:p text:style-name="Textbody"/>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4751754" office:target-frame-name="_top" xlink:show="replace"><text:span text:style-name="Hyperlink">Beschreibung</text:span><text:tab/>2</text:a></text:p>
          <text:p text:style-name="P23"><text:a xlink:href="#_Toc4751755" office:target-frame-name="_top" xlink:show="replace"><text:span text:style-name="Hyperlink">Betroffene Komponenten und Funktionen</text:span><text:tab/>2</text:a></text:p>
          <text:p text:style-name="P24"><text:a xlink:href="#_Toc4751756" office:target-frame-name="_top" xlink:show="replace"><text:span text:style-name="Hyperlink">Umzusetzende Funktionalitäten</text:span><text:tab/>2</text:a></text:p>
          <text:p text:style-name="P25"><text:a xlink:href="#_Toc4751757" office:target-frame-name="_top" xlink:show="replace"><text:span text:style-name="Hyperlink">Anzeige der Bewertung</text:span><text:tab/>2</text:a></text:p>
          <text:p text:style-name="P26"><text:a xlink:href="#_Toc4751758" office:target-frame-name="_top" xlink:show="replace"><text:span text:style-name="Hyperlink">Bildern eine Bewertung vergeben</text:span><text:tab/>2</text:a></text:p>
          <text:p text:style-name="P27"><text:a xlink:href="#_Toc4751759" office:target-frame-name="_top" xlink:show="replace"><text:span text:style-name="Hyperlink">Suchen anhand von Bewertungskriterien</text:span><text:tab/>2</text:a></text:p>
          <text:p text:style-name="P28"><text:a xlink:href="#_Toc4751760" office:target-frame-name="_top" xlink:show="replace"><text:span text:style-name="Hyperlink">Änderungen an beeinflussten Komponenten und Funktionen</text:span><text:tab/>3</text:a></text:p>
          <text:p text:style-name="P29"><text:a xlink:href="#_Toc4751761" office:target-frame-name="_top" xlink:show="replace"><text:span text:style-name="Hyperlink">Picture-Entität</text:span><text:tab/>3</text:a></text:p>
          <text:p text:style-name="P30"><text:a xlink:href="#_Toc4751762" office:target-frame-name="_top" xlink:show="replace"><text:span text:style-name="Hyperlink">Anzeigen von Bild-Attributen</text:span><text:tab/>3</text:a></text:p>
          <text:p text:style-name="P31"><text:a xlink:href="#_Toc4751763" office:target-frame-name="_top" xlink:show="replace"><text:span text:style-name="Hyperlink">Attributeditor</text:span><text:tab/>3</text:a></text:p>
          <text:p text:style-name="P32"><text:a xlink:href="#_Toc4751764" office:target-frame-name="_top" xlink:show="replace"><text:span text:style-name="Hyperlink">Suchfunktion</text:span><text:tab/>3</text:a></text:p>
        </text:index-body>
      </text:table-of-content>
      <text:p text:style-name="Textbody"/>
      <text:h text:style-name="P33" text:outline-level="1"><text:bookmark-start text:name="__RefHeading___Toc138_1310478478"/><text:bookmark-start text:name="_Toc4751754"/><text:soft-page-break/>Beschreibung<text:bookmark-end text:name="__RefHeading___Toc138_1310478478"/><text:bookmark-end text:name="_Toc4751754"/></text:h>
      <text:p text:style-name="Textbody">Mit dem Enhancement „Rating System“ soll im Allgemeinen die Funktion gegeben werden, Bilder<text:s/>bewerten zu können, hierbei sollen folgende Funktionalitäten hinzugefügt<text:s/>werden:</text:p>
      <text:list text:style-name="LFO1" text:continue-numbering="true">
        <text:list-item>
          <text:p text:style-name="P34">Anzeige der Bewertung</text:p>
        </text:list-item>
        <text:list-item>
          <text:p text:style-name="P35">Bildern eine Bewertung vergeben</text:p>
        </text:list-item>
        <text:list-item>
          <text:p text:style-name="P36">Suchen nach bestimmten Bewertungskriterien</text:p>
        </text:list-item>
      </text:list>
      <text:h text:style-name="Heading1" text:outline-level="1"><text:bookmark-start text:name="__RefHeading___Toc140_1310478478"/><text:bookmark-start text:name="_Toc4751755"/>Betroffene Komponenten und Funktionen<text:bookmark-end text:name="__RefHeading___Toc140_1310478478"/><text:bookmark-end text:name="_Toc4751755"/></text:h>
      <text:p text:style-name="Textbody">Die folgenden Komponenten und Funktionen sind von dieser Änderung betroffen:<text:s/></text:p>
      <text:list text:style-name="LFO2" text:continue-numbering="true">
        <text:list-item>
          <text:p text:style-name="P37">Picture-Entität</text:p>
        </text:list-item>
        <text:list-item>
          <text:p text:style-name="P38">Suchfunktion</text:p>
        </text:list-item>
        <text:list-item>
          <text:p text:style-name="P39">Anzeigen von Bild-Attributen</text:p>
        </text:list-item>
        <text:list-item>
          <text:p text:style-name="P40">Attribut-Editor</text:p>
        </text:list-item>
      </text:list>
      <text:h text:style-name="Heading1" text:outline-level="1"><text:bookmark-start text:name="__RefHeading___Toc142_1310478478"/><text:bookmark-start text:name="_Toc4751756"/>Umzusetzende Funktionalitäten<text:bookmark-end text:name="__RefHeading___Toc142_1310478478"/><text:bookmark-end text:name="_Toc4751756"/></text:h>
      <text:h text:style-name="Heading2" text:outline-level="2"><text:bookmark-start text:name="__RefHeading___Toc217_1310478478"/><text:bookmark-start text:name="_Toc4751757"/>Anzeige der Bewertung<text:bookmark-end text:name="_Toc4751757"/></text:h>
      <text:p text:style-name="Textbody">Die Bewertung soll visuell durch<text:s/>eine Bewertungsskala dargestellt werden, bestehend aus 5 gerenderten Sternen. Der linke Stern stellt eine 1 von 5 dar (schlechteste Bewertung) und geht rechts bis zu 5 von 5 hoch (beste Bewertung). Markierte Sterne werden schwarz ausgefüllt, nichtmarkierte werden leergelassen bzw. mit einen schwarzen Rand versehen. Wenn der Nutzer dem Bild garkeine Bewertung gegeben hat bzw. sich gezielt dafür entschieden hat, so wird jeder Stern als leer dargestellt.</text:p>
      <text:p text:style-name="Textbody">Es soll möglich sein, in der Anzeige der Bild-Attribute die Bewertung des selektierten Bildes sehen zu können.</text:p>
      <text:h text:style-name="Heading2" text:outline-level="2"><text:bookmark-start text:name="_Toc4751758"/>Bildern eine Bewertung vergeben<text:bookmark-end text:name="_Toc4751758"/><text:s/></text:h>
      <text:p text:style-name="Textbody">Es soll möglich sein, mittels dem Attributen-Editor einem Bild entweder speziell keine Bewertung geben zu können, oder an einer Sternen-Skala<text:s/>die gewünschte Sternenanzahl auswählen zu können, dabei kann er zwischen einen Stern bis fünf Sterne auswählen.</text:p>
      <text:h text:style-name="Heading2" text:outline-level="2"><text:bookmark-start text:name="_Toc4751759"/>Suchen anhand von Bewertungskriterien<text:bookmark-end text:name="_Toc4751759"/></text:h>
      <text:p text:style-name="Textbody">Es soll für den Nutzer möglich sein, mittels der Suchfunktion nach Bildern suchen zu können, die entweder<text:s/>eine konkrete Bewertung haben oder zwischen zwei unterschiedlichen Bewertungen liegen.</text:p>
      <text:p text:style-name="Textbody"/>
      <text:p text:style-name="Textbody"/>
      <text:p text:style-name="Textbody"/>
      <text:p text:style-name="Textbody"/>
      <text:p text:style-name="Textbody"/>
      <text:h text:style-name="Heading1" text:outline-level="1"><text:bookmark-start text:name="_Toc4751760"/><text:soft-page-break/>Änderungen an beeinflussten Komponenten und Funktionen<text:bookmark-end text:name="__RefHeading___Toc217_1310478478"/><text:bookmark-end text:name="_Toc4751760"/></text:h>
      <text:p text:style-name="Textbody">Die folgenden Komponenten und Funktionen müssen wie folgt geändert werden:<text:s/></text:p>
      <text:h text:style-name="Heading2" text:outline-level="2"><text:bookmark-start text:name="_Toc4751761"/>Picture-Entität<text:bookmark-end text:name="_Toc4751761"/></text:h>
      <text:p text:style-name="Textbody">Die Entität bekommt ein weiteres Attribut, dass intern die Bewertung dargestellt. Dieses Attribut ist ein Integer mit einen begrenzten Wertebereich von 0 bis 5. Dabei stellen die Zahlen folgendes dar:</text:p>
      <text:p text:style-name="Textbody">0 : keine Bewertung</text:p>
      <text:p text:style-name="Textbody">1: 1 von 5 Sternen</text:p>
      <text:p text:style-name="Textbody">2: 2 von 5 Sternen</text:p>
      <text:p text:style-name="Textbody">3: 3 von 5 Sternen</text:p>
      <text:p text:style-name="Textbody">4: 4 von 5 Sternen</text:p>
      <text:p text:style-name="Textbody">5: 5 von 5 Sternen</text:p>
      <text:h text:style-name="Heading2" text:outline-level="2"><text:bookmark-start text:name="_Toc4751762"/>Anzeigen von Bild-Attributen<text:bookmark-end text:name="_Toc4751762"/></text:h>
      <text:p text:style-name="P41"><text:span text:style-name="T42">Die Anzeige der Bild-Attribute bekommt eine weitere Stelle designiert für die Bewertung, die visuell durch 5 Sterne dargestellt werden.<text:s/></text:span></text:p>
      <text:h text:style-name="Heading2" text:outline-level="2"><text:bookmark-start text:name="_Toc4751763"/>Attributeditor<text:bookmark-end text:name="_Toc4751763"/></text:h>
      <text:p text:style-name="Textbody">Der Attributeditor wird um eine weitere Stelle erweitert, in dem der Nutzer die Möglichkeit hat die Bewertung eines Bilds zu ändern.</text:p>
      <text:p text:style-name="Textbody">Die Möglichkeit dem Bild<text:s/>gar keine<text:s/>Bewertung zu geben wird als ein extra Button dargestellt.<text:s/></text:p>
      <text:p text:style-name="Textbody">Wenn der Nutzer dem Bild eine Bewertung geben möchte, so wählt der Nutzer auf einer Sternen-Skala die gewünschte Sternenanzahl aus, dabei muss er nur den am weitesten rechten Stern<text:s/>auswählen.</text:p>
      <text:h text:style-name="Heading2" text:outline-level="2"><text:bookmark-start text:name="_Toc4751764"/>Suchfunktion<text:bookmark-end text:name="_Toc4751764"/></text:h>
      <text:p text:style-name="Textbody">Die Suchfunktion bekommt<text:s/>eine weiteren Suchbereich für die Bewertung, bestehend aus zwei bis drei Listen.<text:s/></text:p>
      <text:p text:style-name="Textbody">Die erste Liste bestimmt ob Bildern nach einer konkreten Bewertung gesucht werden („has a rating of..“) oder zwischen zwei Bewertungen liegt („is rated between…“). Für die konkrete Bewertung erscheint dann eine zweite Liste in der er die Sternenanzahl auswählen kann, für Ergebnisse zwischen zwei Bewertungen kommen dann dementsprechend zwei Listen, die erste beschreibt die Mindestanzahl an Sternen, die zweite Liste die<text:s/>maximale Anzahl an Ster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Arial"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fo:font-size="10.5pt" style:font-size-asian="10.5pt"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0381in" table:align="left"/>
    </style:style>
    <style:style style:name="TableRow5" style:family="table-row">
      <style:table-row-properties style:use-optimal-row-height="false"/>
    </style:style>
    <style:style style:name="TableCell6" style:family="table-cell">
      <style:table-cell-properties fo:border="none" fo:padding-top="0.0381in" fo:padding-left="0.0381in" fo:padding-bottom="0.0381in" fo:padding-right="0.0381in"/>
    </style:style>
    <style:style style:name="T7" style:parent-style-name="DefaultParagraphFont" style:family="text">
      <style:text-properties style:font-name="Arial"/>
    </style:style>
    <style:style style:name="T8" style:parent-style-name="DefaultParagraphFont" style:family="text">
      <style:text-properties style:font-name="Arial" fo:language="en" fo:country="GB"/>
    </style:style>
    <style:style style:name="T9" style:parent-style-name="DefaultParagraphFont" style:family="text">
      <style:text-properties style:font-name="Arial"/>
    </style:style>
    <style:style style:name="T10" style:parent-style-name="DefaultParagraphFont" style:family="text">
      <style:text-properties style:font-name="Arial" fo:language="en" fo:country="GB"/>
    </style:style>
    <style:style style:name="TableCell11" style:family="table-cell">
      <style:table-cell-properties fo:border="none" fo:padding-top="0.0381in" fo:padding-left="0.0381in" fo:padding-bottom="0.0381in" fo:padding-right="0.0381in"/>
    </style:style>
    <style:style style:name="P12" style:parent-style-name="TableContents" style:family="paragraph">
      <style:paragraph-properties fo:text-align="end"/>
      <style:text-properties style:font-name="Arial" fo:language="en" fo:country="GB"/>
    </style:style>
    <style:style style:name="P13" style:parent-style-name="Footer"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Bildverwaltung:<text:s/></text:span><text:span text:style-name="T8">Enhancement</text:span><text:span text:style-name="T9"><text:s/></text:span><text:span text:style-name="T10">Specification</text:span></text:p>
            </table:table-cell>
            <table:table-cell table:style-name="TableCell11">
              <text:p text:style-name="P12">Better Selection</text:p>
            </table:table-cell>
          </table:table-row>
        </table:table>
        <text:p text:style-name="Header"/>
      </style:header>
      <style:footer>
        <text:p text:style-name="P13">Seite<text:s/><text:page-number text:fixed="false">3</text:page-number><text:s/>von<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nnikow, Matthias</meta:initial-creator>
    <dc:creator>Sennikow, Matthias</dc:creator>
    <meta:creation-date>2019-03-16T20:50:00Z</meta:creation-date>
    <dc:date>2019-03-29T10:55:00Z</dc:date>
    <meta:template xlink:href="Normal.dotm" xlink:type="simple"/>
    <meta:editing-cycles>6</meta:editing-cycles>
    <meta:editing-duration>PT0S</meta:editing-duration>
    <meta:document-statistic meta:page-count="3" meta:paragraph-count="8" meta:word-count="601" meta:character-count="4381" meta:row-count="31" meta:non-whitespace-character-count="3788"/>
  </office:meta>
</office:document-meta>
</file>